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style:font-size-asian="18pt" style:font-size-complex="18pt"/>
    </style:style>
    <style:style style:name="P2" style:family="paragraph" style:parent-style-name="Standard"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break-before="page"/>
      <style:text-properties style:font-name="Courier New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Courier New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Courier New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Courier New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spac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if</text:span> (<text:span text:style-name="T1">typeof</text:span> Ape == 'undefined') {</text:p>
      <text:p text:style-name="P1"><text:tab/><text:span text:style-name="T1">var</text:span> Ape = {</text:p>
      <text:p text:style-name="P1"><text:tab/><text:tab/>version: 2.0,</text:p>
      <text:p text:style-name="P1"><text:tab/><text:tab/>vendor: 'www.vonaffenfels.de',<text:tab/></text:p>
      <text:p text:style-name="P1"><text:tab/><text:tab/>debug: <text:span text:style-name="T1">function</text:span>(value) {</text:p>
      <text:p text:style-name="P1"><text:tab/><text:tab/><text:tab/><text:span text:style-name="T1">if</text:span> (<text:span text:style-name="T1">typeof</text:span> console.debug !== 'undefined') {</text:p>
      <text:p text:style-name="P1"><text:tab/><text:tab/><text:tab/><text:tab/>console.debug(value);</text:p>
      <text:p text:style-name="P1"><text:tab/><text:tab/><text:tab/>}</text:p>
      <text:p text:style-name="P1"><text:tab/><text:tab/>}</text:p>
      <text:p text:style-name="P1"><text:tab/>};</text:p>
      <text:p text:style-name="P1">}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Ape.Element.LoginElement = <text:span text:style-name="T1">function</text:span>() {</text:p>
      <text:p text:style-name="P1"><text:tab/><text:span text:style-name="T1">var </text:span>self = <text:span text:style-name="T1">this</text:span>,</text:p>
      <text:p text:style-name="P1"><text:tab/><text:tab/> someValue = 'bla';</text:p>
      <text:p text:style-name="P1"/>
      <text:p text:style-name="P1"><text:tab/><text:span text:style-name="T1">function</text:span> clickHandler(event) {</text:p>
      <text:p text:style-name="P1"><text:tab/><text:tab/>// console.debug(<text:span text:style-name="T1">this</text:span>.someValue); </text:p>
      <text:p text:style-name="P1"><text:tab/><text:tab/>// geht nicht da die <text:span text:style-name="T3">function</text:span> in das closure der bind() </text:p>
      <text:p text:style-name="P1"><text:tab/><text:tab/>// function reingereicht wird die zu dem Zeitpunkt ein </text:p>
      <text:p text:style-name="P1"><text:tab/><text:tab/>// property von dem jQuery-Objekt $('#Login') ist. Somit </text:p>
      <text:p text:style-name="P1"><text:tab/><text:tab/>// ist <text:span text:style-name="T1">this</text:span> === $('#Login')!</text:p>
      <text:p text:style-name="P1"/>
      <text:p text:style-name="P1"><text:tab/><text:tab/>// geht:</text:p>
      <text:p text:style-name="P1"><text:tab/><text:tab/>console.debug(self.someValue);</text:p>
      <text:p text:style-name="P1"><text:tab/><text:tab/>console.debug('was clicked: ' + <text:span text:style-name="T1">this</text:span>.id + ' captured by: ' + </text:p>
      <text:p text:style-name="P1"><text:tab/><text:tab/><text:tab/><text:tab/><text:tab/><text:tab/> event.target.id);</text:p>
      <text:p text:style-name="P1"><text:tab/>}</text:p>
      <text:p text:style-name="P1"><text:tab/></text:p>
      <text:p text:style-name="P1"><text:tab/><text:span text:style-name="T1">this</text:span>.start = <text:span text:style-name="T1">function</text:span>() {</text:p>
      <text:p text:style-name="P1"><text:tab/><text:tab/>$('#Login').bind('click', {some: 'data'}, clickHandler);</text:p>
      <text:p text:style-name="P1"><text:tab/>};</text:p>
      <text:p text:style-name="P1">}</text:p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var</text:span> loginElement = <text:span text:style-name="T1">new</text:span> Ape.Element.LoginElement();</text:p>
      <text:p text:style-name="P1">loginElement.start(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ame stuff?</text:p>
      <text:p text:style-name="P1"/>
      <text:p text:style-name="P1"/>
      <text:p text:style-name="P1"/>
      <text:p text:style-name="P1"/>
      <text:p text:style-name="P2">// globaler shit!</text:p>
      <text:p text:style-name="P1"><text:span text:style-name="T1">var</text:span> bla = 'blub';</text:p>
      <text:p text:style-name="P1">window.bla = 'blub';</text:p>
      <text:p text:style-name="P1"/>
      <text:p text:style-name="P1"/>
      <text:p text:style-name="P1"/>
      <text:p text:style-name="P1">// in einem anonymen closure aufgehoben;</text:p>
      <text:p text:style-name="P1">(<text:span text:style-name="T1">function</text:span>() {</text:p>
      <text:p text:style-name="P1"><text:tab/><text:span text:style-name="T1">var</text:span> bla = 'blub';</text:p>
      <text:p text:style-name="P1"><text:tab/>// ist nicht<text:tab/>window.bla = 'blub';</text:p>
      <text:p text:style-name="P1">});</text:p>
      <text:p text:style-name="P1"/>
      <text:p text:style-name="P4">make objects</text:p>
      <text:p text:style-name="P1"/>
      <text:p text:style-name="P2">// 1<text:span text:style-name="T2">st</text:span> way</text:p>
      <text:p text:style-name="P1"><text:span text:style-name="T1">var</text:span> obj1 = <text:span text:style-name="T1">new</text:span> Object();</text:p>
      <text:p text:style-name="P1">obj1.propertyNameBla = 'bla';</text:p>
      <text:p text:style-name="P1">obj1.propertyNameSayBla = <text:span text:style-name="T1">function</text:span>() {</text:p>
      <text:p text:style-name="P1"><text:tab/>windows.alert(this.propertyName);</text:p>
      <text:p text:style-name="P1">};</text:p>
      <text:p text:style-name="P1"/>
      <text:p text:style-name="P2">// 2<text:span text:style-name="T2">nd</text:span> way (JSON-Notation)</text:p>
      <text:p text:style-name="P1"><text:span text:style-name="T1">var</text:span> obj2 = {</text:p>
      <text:p text:style-name="P1"><text:tab/>propertyNameBla: 'bla',</text:p>
      <text:p text:style-name="P1"><text:tab/>propertyNameSayBla: <text:span text:style-name="T1">function</text:span>() {</text:p>
      <text:p text:style-name="P1"><text:tab/><text:tab/>windows.alert(this.propertyName);</text:p>
      <text:p text:style-name="P1"><text:tab/>}</text:p>
      <text:p text:style-name="P1">}</text:p>
      <text:p text:style-name="P1"/>
      <text:p text:style-name="P2">// ergo:</text:p>
      <text:p text:style-name="P1"><text:span text:style-name="T1">new</text:span> Object() === {}</text:p>
      <text:p text:style-name="P1"/>
      <text:p text:style-name="P1"/>
      <text:p text:style-name="P1"/>
      <text:p text:style-name="P1"/>
      <text:p text:style-name="P4">making function(-objects)</text:p>
      <text:p text:style-name="P1"/>
      <text:p text:style-name="P1"/>
      <text:p text:style-name="P1"/>
      <text:p text:style-name="P1"/>
      <text:p text:style-name="P1"><text:span text:style-name="T1">function</text:span> sayBla() {</text:p>
      <text:p text:style-name="P1"><text:tab/>windows.alert('bla');</text:p>
      <text:p text:style-name="P1">};</text:p>
      <text:p text:style-name="P1"/>
      <text:p text:style-name="P1"><text:span text:style-name="T1">var</text:span> sayBla = <text:span text:style-name="T1">function</text:span>() {</text:p>
      <text:p text:style-name="P1"><text:tab/>windows.alert('bla');</text:p>
      <text:p text:style-name="P1">};</text:p>
      <text:p text:style-name="P1"/>
      <text:p text:style-name="P1">window.sayBla = <text:span text:style-name="T1">function</text:span>() {</text:p>
      <text:p text:style-name="P1"><text:tab/>windows.alert('bla');</text:p>
      <text:p text:style-name="P1">};</text:p>
      <text:p text:style-name="P1"/>
      <text:p text:style-name="P1"><text:span text:style-name="T1">var</text:span> sayBla = <text:span text:style-name="T1">new</text:span> Function('windows.alert('bla')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ven Strittmatter</meta:initial-creator>
    <meta:creation-date>2009-02-26T14:05:06.79</meta:creation-date>
    <dc:date>2009-02-26T16:03:37.38</dc:date>
    <dc:creator>Sven Strittmatter</dc:creator>
    <meta:editing-duration>PT00H11M30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7" meta:paragraph-count="69" meta:word-count="207" meta:character-count="1550"/>
    <meta:user-defined meta:name="Info 1"/>
    <meta:user-defined meta:name="Info 2"/>
    <meta:user-defined meta:name="Info 3"/>
    <meta:user-defined meta:name="Info 4"/>
  </office:meta>
</office:document-meta>
</file>